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/>
    </style:style>
    <style:style style:name="gr2" style:family="graphic" style:parent-style-name="standard">
      <style:graphic-properties svg:stroke-color="#17355d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923931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923931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17355d" draw:fill="none" draw:textarea-vertical-align="middle"/>
    </style:style>
    <style:style style:name="gr6" style:family="graphic" style:parent-style-name="standard">
      <style:graphic-properties draw:stroke="dash" draw:stroke-dash="Ultrafine_20_Dashed" svg:stroke-color="#17355d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svg:stroke-color="#923931" draw:marker-end="Arrow" draw:marker-end-width="0.3cm" draw:fill="none" draw:textarea-vertical-align="middle"/>
    </style:style>
    <style:style style:name="gr8" style:family="graphic" style:parent-style-name="standard">
      <style:graphic-properties svg:stroke-color="#17355d" draw:fill="solid" draw:fill-color="#c6d8f0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789440" draw:marker-end="Arrow" draw:marker-end-width="0.3cm" draw:fill="none" draw:textarea-horizontal-align="right" draw:textarea-vertical-align="middle" fo:padding-bottom="0cm" fo:padding-left="0.5cm"/>
    </style:style>
    <style:style style:name="gr11" style:family="graphic" style:parent-style-name="objectwithoutfill">
      <style:graphic-properties svg:stroke-color="#78944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89440" draw:marker-end="Arrow" draw:marker-end-width="0.3cm" draw:fill="none" draw:textarea-vertical-align="middle" fo:padding-left="3cm"/>
    </style:style>
    <style:style style:name="gr13" style:family="graphic" style:parent-style-name="objectwithoutfill">
      <style:graphic-properties svg:stroke-color="#789440" draw:marker-end="Arrow" draw:marker-end-width="0.3cm" draw:fill="none" draw:textarea-vertical-align="middle" fo:padding-top="0.6cm" fo:padding-bottom="0.1cm" fo:padding-right="2.2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objectwithoutfill">
      <style:graphic-properties svg:stroke-color="#78944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58.9cm"/>
    </style:style>
    <style:style style:name="gr17" style:family="graphic" style:parent-style-name="standard">
      <style:graphic-properties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7355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color="#789440" fo:font-size="11pt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fo:color="#17355d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78944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cm" svg:height="2cm" svg:x="11.1cm" svg:y="17.1cm">
          <text:p text:style-name="P1">kp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8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22.1cm" svg:y="17.1cm">
          <text:p text:style-name="P1">k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cm" svg:height="1cm" svg:x="15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1cm" svg:y1="18.1cm" svg:x2="11.1cm" svg:y2="18.1cm" draw:start-shape="id1" draw:start-glue-point="10" draw:end-shape="id2" svg:d="m9100 18100h2000" svg:viewBox="0 0 2001 1">
          <text:p text:style-name="P1">e</text:p>
        </draw:connector>
        <draw:connector draw:style-name="gr4" draw:text-style-name="P1" draw:layer="layout" svg:x1="13.1cm" svg:y1="18.1cm" svg:x2="15.1cm" svg:y2="18.1cm" draw:start-shape="id2" draw:start-glue-point="1" draw:end-shape="id3" svg:d="m13100 18100h2000" svg:viewBox="0 0 2001 1">
          <text:p/>
        </draw:connector>
        <draw:connector draw:style-name="gr3" draw:text-style-name="P1" draw:layer="layout" svg:x1="16.1cm" svg:y1="18.1cm" svg:x2="18.1cm" svg:y2="18.1cm" draw:start-shape="id3" draw:end-shape="id4" draw:end-glue-point="3" svg:d="m16100 18100h2000" svg:viewBox="0 0 2001 1">
          <text:p text:style-name="P1">xd<text:span text:style-name="T1">res</text:span></text:p>
        </draw:connector>
        <draw:custom-shape draw:style-name="gr1" draw:text-style-name="P1" xml:id="id11" draw:id="id11" draw:layer="layout" svg:width="2cm" svg:height="2cm" svg:x="14.6cm" svg:y="21.1cm">
          <text:p text:style-name="P1">d/dt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cm" svg:height="2cm" svg:x="29.1cm" svg:y="17.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2cm" svg:height="2cm" svg:x="49.1cm" svg:y="17.1cm">
          <text:p text:style-name="P1">Motor</text:p>
          <text:p text:style-name="P1">Model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1cm" svg:y1="17.4cm" svg:x2="13.1cm" svg:y2="17.4cm">
          <text:p/>
        </draw:line>
        <draw:line draw:style-name="gr5" draw:text-style-name="P1" draw:layer="layout" svg:x1="22.1cm" svg:y1="17.4cm" svg:x2="24.1cm" svg:y2="17.4cm">
          <text:p/>
        </draw:line>
        <draw:line draw:style-name="gr5" draw:text-style-name="P1" draw:layer="layout" svg:x1="29.1cm" svg:y1="17.4cm" svg:x2="31.1cm" svg:y2="17.4cm">
          <text:p/>
        </draw:line>
        <draw:custom-shape draw:style-name="gr1" draw:text-style-name="P1" xml:id="id25" draw:id="id25" draw:layer="layout" svg:width="2cm" svg:height="2cm" svg:x="4.1cm" svg:y="13.1cm">
          <text:p text:style-name="P1">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1cm" svg:y1="18.1cm" svg:x2="8.1cm" svg:y2="18.1cm" draw:start-shape="id5" draw:end-shape="id1" draw:end-glue-point="6" svg:d="m6100 18100h2000" svg:viewBox="0 0 2001 1">
          <text:p text:style-name="P1">x<text:span text:style-name="T1">soll</text:span></text:p>
        </draw:connector>
        <draw:connector draw:style-name="gr4" draw:text-style-name="P1" draw:layer="layout" svg:x1="24.1cm" svg:y1="18.1cm" svg:x2="26.1cm" svg:y2="18.1cm" draw:start-shape="id6" draw:start-glue-point="1" draw:end-shape="id7" draw:end-glue-point="6" svg:d="m24100 18100h2000" svg:viewBox="0 0 2001 1">
          <text:p/>
        </draw:connector>
        <draw:connector draw:style-name="gr3" draw:text-style-name="P1" draw:layer="layout" svg:x1="31.1cm" svg:y1="18.1cm" svg:x2="33.1cm" svg:y2="18.1cm" draw:start-shape="id8" draw:start-glue-point="1" draw:end-shape="id9" draw:end-glue-point="3" svg:d="m31100 18100h2000" svg:viewBox="0 0 2001 1">
          <text:p text:style-name="P1">F</text:p>
        </draw:connector>
        <draw:custom-shape draw:style-name="gr1" draw:text-style-name="P1" xml:id="id10" draw:id="id10" draw:layer="layout" svg:width="2cm" svg:height="2cm" svg:x="4.1cm" svg:y="10.1cm">
          <text:p text:style-name="P1">x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4cm" svg:height="8.5cm" svg:x="3.9cm" svg:y="6.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1cm" svg:y1="11.1cm" svg:x2="15.6cm" svg:y2="17.6cm" draw:start-shape="id10" draw:start-glue-point="1" draw:end-shape="id3" draw:end-glue-point="4" svg:d="m6100 11100h9500v6500" svg:viewBox="0 0 9501 6501">
          <text:p/>
        </draw:connector>
        <draw:connector draw:style-name="gr4" draw:text-style-name="P1" draw:layer="layout" svg:x1="15.6cm" svg:y1="21.1cm" svg:x2="15.6cm" svg:y2="18.6cm" draw:start-shape="id11" draw:end-shape="id3" draw:end-glue-point="8" svg:d="m15600 21100v-2500" svg:viewBox="0 0 1 2501">
          <text:p/>
        </draw:connector>
        <draw:custom-shape draw:style-name="gr8" draw:text-style-name="P2" xml:id="id20" draw:id="id20" draw:layer="layout" svg:width="2cm" svg:height="2cm" svg:x="57.1cm" svg:y="24.1cm">
          <text:p text:style-name="P1"><text:span text:style-name="T2">Enc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7.1cm" svg:y1="25.1cm" svg:x2="15.6cm" svg:y2="23.1cm" draw:start-shape="id12" draw:start-glue-point="3" draw:end-shape="id11" draw:end-glue-point="2" svg:d="m37100 25100h-21500v-2000" svg:viewBox="0 0 21501 2001">
          <text:p/>
        </draw:connector>
        <draw:connector draw:style-name="gr4" draw:text-style-name="P1" draw:layer="layout" svg:x1="37.1cm" svg:y1="25.1cm" svg:x2="8.6cm" svg:y2="18.6cm" draw:start-shape="id12" draw:start-glue-point="3" draw:end-shape="id1" draw:end-glue-point="8" svg:d="m37100 25100h-28500v-6500" svg:viewBox="0 0 28501 6501">
          <text:p/>
        </draw:connector>
        <draw:frame draw:style-name="gr9" draw:layer="layout" svg:width="0.714cm" svg:height="0.962cm" svg:x="8.6cm" svg:y="18.3cm">
          <draw:text-box>
            <text:p>-</text:p>
          </draw:text-box>
        </draw:frame>
        <draw:frame draw:style-name="gr9" draw:layer="layout" svg:width="0.714cm" svg:height="0.962cm" svg:x="15.6cm" svg:y="18.3cm">
          <draw:text-box>
            <text:p>-</text:p>
          </draw:text-box>
        </draw:frame>
        <draw:custom-shape draw:style-name="gr1" draw:text-style-name="P1" xml:id="id13" draw:id="id13" draw:layer="layout" svg:width="2cm" svg:height="2cm" svg:x="37.1cm" svg:y="17.1cm">
          <draw:glue-point draw:id="4" svg:x="2.5cm" svg:y="5cm"/>
          <draw:glue-point draw:id="5" svg:x="-2.5cm" svg:y="5cm"/>
          <text:p text:style-name="P1">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cm" svg:height="2cm" svg:x="33.1cm" svg:y="17.1cm">
          <text:p text:style-name="P1">Lim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5.1cm" svg:y1="18.1cm" svg:x2="37.1cm" svg:y2="18.1cm" draw:start-shape="id9" draw:start-glue-point="1" draw:end-shape="id13" svg:d="m35100 18100h2000" svg:viewBox="0 0 2001 1">
          <text:p text:style-name="P1">F<text:span text:style-name="T1">res</text:span></text:p>
        </draw:connector>
        <draw:custom-shape draw:style-name="gr8" draw:text-style-name="P2" xml:id="id18" draw:id="id18" draw:layer="layout" svg:width="2cm" svg:height="2cm" svg:x="57.1cm" svg:y="17.1cm">
          <text:p text:style-name="P1"><text:span text:style-name="T2">Mo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7.1cm" svg:y1="22.1cm" svg:x2="50.1cm" svg:y2="19.1cm" draw:start-shape="id14" draw:start-glue-point="3" draw:end-shape="id15" draw:end-glue-point="2" svg:d="m57100 22100h-7000v-3000" svg:viewBox="0 0 7001 3001">
          <text:p/>
        </draw:connector>
        <draw:connector draw:style-name="gr11" draw:text-style-name="P1" draw:layer="layout" svg:x1="39.1cm" svg:y1="18.1cm" svg:x2="41.1cm" svg:y2="18.1cm" draw:start-shape="id13" draw:start-glue-point="1" draw:end-shape="id16" draw:end-glue-point="3" svg:d="m39100 18100h2000" svg:viewBox="0 0 2001 1">
          <text:p text:style-name="P1">M<text:span text:style-name="T1">q</text:span></text:p>
        </draw:connector>
        <draw:connector draw:style-name="gr11" draw:text-style-name="P1" draw:layer="layout" svg:x1="55.1cm" svg:y1="18.1cm" svg:x2="57.1cm" svg:y2="18.1cm" draw:start-shape="id17" draw:start-glue-point="1" draw:end-shape="id18" draw:end-glue-point="3" svg:d="m55100 18100h2000" svg:viewBox="0 0 2001 1">
          <text:p text:style-name="P1">U</text:p>
        </draw:connector>
        <draw:custom-shape draw:style-name="gr1" draw:text-style-name="P1" xml:id="id12" draw:id="id12" draw:layer="layout" svg:width="2cm" svg:height="2cm" svg:x="37.1cm" svg:y="24.1cm">
          <text:p text:style-name="P1">Kin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2cm" svg:height="2cm" svg:x="45.1cm" svg:y="17.1cm">
          <text:p text:style-name="P1">1/i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7.1cm" svg:y1="18.1cm" svg:x2="49.1cm" svg:y2="18.1cm" draw:end-shape="id15" draw:end-glue-point="3" svg:d="m47100 18100h2000" svg:viewBox="0 0 2001 1">
          <text:p text:style-name="P1">M<text:span text:style-name="T1">Mot</text:span></text:p>
        </draw:connector>
        <draw:custom-shape draw:style-name="gr1" draw:text-style-name="P1" xml:id="id19" draw:id="id19" draw:layer="layout" svg:width="2cm" svg:height="2cm" svg:x="45.1cm" svg:y="24.1cm">
          <text:p text:style-name="P1">1/i</text:p>
          <draw:enhanced-geometry svg:viewBox="0 0 21600 21600" draw:type="rectangle" draw:enhanced-path="M 0 0 L 21600 0 21600 21600 0 21600 0 0 Z N"/>
        </draw:custom-shape>
        <draw:connector draw:style-name="gr12" draw:text-style-name="P1" xml:id="id23" draw:id="id23" draw:layer="layout" svg:x1="45.1cm" svg:y1="25.1cm" svg:x2="39.1cm" svg:y2="25.1cm" draw:start-shape="id19" draw:start-glue-point="3" draw:end-shape="id12" draw:end-glue-point="1" svg:d="m45100 25100h-6000" svg:viewBox="0 0 6001 1">
          <text:p text:style-name="P1">q</text:p>
        </draw:connector>
        <draw:custom-shape draw:style-name="gr1" draw:text-style-name="P1" xml:id="id14" draw:id="id14" draw:layer="layout" svg:width="2cm" svg:height="2cm" svg:x="57.1cm" svg:y="21.1cm">
          <text:p text:style-name="P1">d/dt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58.1cm" svg:y1="24.1cm" svg:x2="58.1cm" svg:y2="23.1cm" draw:start-shape="id20" draw:start-glue-point="0" draw:end-shape="id14" draw:end-glue-point="2" svg:d="m58100 24100v-1000" svg:viewBox="0 0 1 1001"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frame draw:style-name="gr14" draw:text-style-name="P1" draw:layer="layout" svg:width="3.102cm" svg:height="1.076cm" svg:x="48.6cm" svg:y="15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4" draw:id="id4" draw:layer="layout" svg:width="2cm" svg:height="2cm" svg:x="18.1cm" svg:y="17.1cm">
          <text:p text:style-name="P1">Limi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1cm" svg:y1="18.1cm" svg:x2="22.1cm" svg:y2="18.1cm" draw:start-shape="id4" draw:start-glue-point="1" draw:end-shape="id6" svg:d="m20100 18100h2000" svg:viewBox="0 0 2001 1">
          <text:p/>
        </draw:connector>
        <draw:custom-shape draw:style-name="gr1" draw:text-style-name="P1" xml:id="id16" draw:id="id16" draw:layer="layout" svg:width="2cm" svg:height="2cm" svg:x="41.1cm" svg:y="17.1cm">
          <text:p text:style-name="P1">Lim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43.1cm" svg:y1="18.1cm" svg:x2="45.1cm" svg:y2="18.1cm" draw:start-shape="id16" draw:start-glue-point="1" draw:end-shape="id21" svg:d="m43100 18100h2000" svg:viewBox="0 0 2001 1">
          <text:p/>
        </draw:connector>
        <draw:frame draw:style-name="gr16" draw:text-style-name="P3" draw:layer="layout" svg:width="59.4cm" svg:height="0.962cm" svg:x="0cm" svg:y="0.5cm">
          <draw:text-box>
            <text:p text:style-name="P1"><text:span text:style-name="T4">EEDURO Delta: Control System</text:span></text:p>
          </draw:text-box>
        </draw:frame>
        <draw:custom-shape draw:style-name="gr6" draw:text-style-name="P1" draw:layer="layout" svg:width="2.4cm" svg:height="9.4cm" svg:x="56.9cm" svg:y="16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17" draw:id="id17" draw:layer="layout" svg:width="2cm" svg:height="2cm" svg:x="53.1cm" svg:y="17.1cm">
          <text:p text:style-name="P1"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1.1cm" svg:y1="18.1cm" svg:x2="53.1cm" svg:y2="18.1cm" draw:start-shape="id15" draw:start-glue-point="1" draw:end-shape="id17" draw:end-glue-point="3" svg:d="m51100 18100h2000" svg:viewBox="0 0 2001 1">
          <text:p text:style-name="P1">U</text:p>
        </draw:connector>
        <draw:line draw:style-name="gr18" draw:text-style-name="P1" draw:layer="layout" svg:x1="54.8cm" svg:y1="18.5cm" svg:x2="53.4cm" svg:y2="18.5cm">
          <text:p/>
        </draw:line>
        <draw:line draw:style-name="gr19" draw:text-style-name="P1" draw:layer="layout" svg:x1="54.8cm" svg:y1="18.5cm" svg:x2="53.6cm" svg:y2="17.8cm">
          <text:p/>
        </draw:line>
        <draw:custom-shape draw:style-name="gr1" draw:text-style-name="P1" xml:id="id22" draw:id="id22" draw:layer="layout" svg:width="2cm" svg:height="2cm" svg:x="4.1cm" svg:y="3.1cm">
          <text:p text:style-name="P1">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6.1cm" svg:y1="4.1cm" svg:x2="54.1cm" svg:y2="17.1cm" draw:start-shape="id22" draw:start-glue-point="1" draw:end-shape="id17" draw:end-glue-point="0" svg:d="m6100 4100h48000v13000" svg:viewBox="0 0 48001 13001">
          <text:p/>
        </draw:connector>
        <draw:connector draw:style-name="gr15" draw:text-style-name="P1" draw:layer="layout" svg:x1="42.1cm" svg:y1="25.1cm" svg:x2="38.6cm" svg:y2="19.1cm" draw:start-shape="id23" draw:start-glue-point="0" draw:end-shape="id13" draw:end-glue-point="4" svg:d="m42100 25100v-3203h-3500v-2797" svg:viewBox="0 0 3501 6001">
          <text:p/>
        </draw:connector>
        <draw:connector draw:style-name="gr4" draw:text-style-name="P1" draw:layer="layout" draw:line-skew="-2.59cm" svg:x1="37.1cm" svg:y1="25.1cm" svg:x2="37.6cm" svg:y2="19.1cm" draw:start-shape="id12" draw:start-glue-point="3" draw:end-shape="id13" draw:end-glue-point="5" svg:d="m37100 25100h-3100v-3500h3600v-2500" svg:viewBox="0 0 3601 6001">
          <text:p/>
        </draw:connector>
        <draw:connector draw:style-name="gr11" draw:text-style-name="P1" draw:layer="layout" svg:x1="57.1cm" svg:y1="25.1cm" svg:x2="47.1cm" svg:y2="25.1cm" draw:start-shape="id20" draw:start-glue-point="3" draw:end-shape="id19" draw:end-glue-point="1" svg:d="m57100 25100h-10000" svg:viewBox="0 0 10001 1">
          <text:p text:style-name="P1"><text:span text:style-name="T3">φ</text:span></text:p>
        </draw:connector>
        <draw:custom-shape draw:style-name="gr1" draw:text-style-name="P1" xml:id="id24" draw:id="id24" draw:layer="layout" svg:width="2cm" svg:height="2cm" svg:x="4.1cm" svg:y="7.1cm">
          <text:p text:style-name="P1">x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1cm" svg:height="1cm" svg:x="26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6.1cm" svg:y1="8.1cm" svg:x2="26.6cm" svg:y2="17.6cm" draw:start-shape="id24" draw:start-glue-point="1" draw:end-shape="id7" draw:end-glue-point="4" svg:d="m6100 8100h20500v9500" svg:viewBox="0 0 20501 9501">
          <text:p/>
        </draw:connector>
        <draw:connector draw:style-name="gr3" draw:text-style-name="P1" draw:layer="layout" svg:x1="27.1cm" svg:y1="18.1cm" svg:x2="29.1cm" svg:y2="18.1cm" draw:start-shape="id7" draw:start-glue-point="10" draw:end-shape="id8" draw:end-glue-point="3" svg:d="m27100 18100h2000" svg:viewBox="0 0 2001 1">
          <text:p text:style-name="P1">xdd</text:p>
        </draw:connector>
        <draw:custom-shape draw:style-name="gr17" draw:text-style-name="P1" xml:id="id5" draw:id="id5" draw:layer="layout" svg:width="2cm" svg:height="2cm" svg:x="4.1cm" svg:y="17.1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5.8cm" svg:y1="18.5cm" svg:x2="4.4cm" svg:y2="18.5cm">
          <text:p/>
        </draw:line>
        <draw:line draw:style-name="gr19" draw:text-style-name="P1" draw:layer="layout" svg:x1="5.8cm" svg:y1="18.5cm" svg:x2="4.6cm" svg:y2="17.8cm">
          <text:p/>
        </draw:line>
        <draw:connector draw:style-name="gr4" draw:text-style-name="P1" draw:layer="layout" svg:x1="5.1cm" svg:y1="15.1cm" svg:x2="5.1cm" svg:y2="17.1cm" draw:start-shape="id25" draw:end-shape="id5" draw:end-glue-point="0" svg:d="m5100 15100v2000" svg:viewBox="0 0 1 2001">
          <text:p/>
        </draw:connector>
        <draw:custom-shape draw:style-name="gr1" draw:text-style-name="P1" xml:id="id26" draw:id="id26" draw:layer="layout" svg:width="2cm" svg:height="2cm" svg:x="4.1cm" svg:y="21.1cm">
          <text:p text:style-name="P1">XBo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5.1cm" svg:y1="21.1cm" svg:x2="5.1cm" svg:y2="19.1cm" draw:start-shape="id26" draw:start-glue-point="0" draw:end-shape="id5" draw:end-glue-point="2" svg:d="m5100 21100v-2000" svg:viewBox="0 0 1 2001">
          <text:p/>
        </draw:connector>
        <draw:custom-shape draw:style-name="gr1" draw:text-style-name="P1" xml:id="id27" draw:id="id27" draw:layer="layout" svg:width="2cm" svg:height="2cm" svg:x="0.1cm" svg:y="17.1cm">
          <text:p text:style-name="P1">Mo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.1cm" svg:y1="18.1cm" svg:x2="4.1cm" svg:y2="18.1cm" draw:start-shape="id27" draw:start-glue-point="1" draw:end-shape="id5" draw:end-glue-point="3" svg:d="m2100 18100h2000" svg:viewBox="0 0 2001 1">
          <text:p/>
        </draw:connector>
        <draw:frame draw:style-name="gr9" draw:text-style-name="P4" draw:layer="layout" svg:width="2.487cm" svg:height="0.692cm" svg:x="5.3cm" svg:y="19.1cm">
          <draw:text-box>
            <text:p><text:span text:style-name="T5">inputSwitch</text:span></text:p>
          </draw:text-box>
        </draw:frame>
        <draw:frame draw:style-name="gr9" draw:text-style-name="P4" draw:layer="layout" svg:width="1.776cm" svg:height="0.692cm" svg:x="4.2cm" svg:y="23.1cm">
          <draw:text-box>
            <text:p><text:span text:style-name="T5">joystick</text:span></text:p>
          </draw:text-box>
        </draw:frame>
        <draw:frame draw:style-name="gr9" draw:text-style-name="P4" draw:layer="layout" svg:width="1.67cm" svg:height="0.692cm" svg:x="0.3cm" svg:y="19.1cm">
          <draw:text-box>
            <text:p><text:span text:style-name="T5">mouse</text:span></text:p>
          </draw:text-box>
        </draw:frame>
        <draw:frame draw:style-name="gr9" draw:text-style-name="P4" draw:layer="layout" svg:width="1.929cm" svg:height="0.692cm" svg:x="7.6cm" svg:y="16.9cm">
          <draw:text-box>
            <text:p><text:span text:style-name="T5">posSum</text:span></text:p>
          </draw:text-box>
        </draw:frame>
        <draw:frame draw:style-name="gr9" draw:text-style-name="P4" draw:layer="layout" svg:width="2.813cm" svg:height="0.692cm" svg:x="10.671cm" svg:y="19.108cm">
          <draw:text-box>
            <text:p><text:span text:style-name="T5">posController</text:span></text:p>
          </draw:text-box>
        </draw:frame>
        <draw:frame draw:style-name="gr9" draw:text-style-name="P4" draw:layer="layout" svg:width="3.224cm" svg:height="0.692cm" svg:x="17.487cm" svg:y="19.108cm">
          <draw:text-box>
            <text:p><text:span text:style-name="T5">speedLimitation</text:span></text:p>
          </draw:text-box>
        </draw:frame>
        <draw:frame draw:style-name="gr9" draw:text-style-name="P4" draw:layer="layout" svg:width="2.36cm" svg:height="0.692cm" svg:x="13.24cm" svg:y="17.1cm">
          <draw:text-box>
            <text:p><text:span text:style-name="T5">speedSum</text:span></text:p>
          </draw:text-box>
        </draw:frame>
        <draw:frame draw:style-name="gr9" draw:text-style-name="P4" draw:layer="layout" svg:width="2.813cm" svg:height="0.692cm" svg:x="21.687cm" svg:y="19.108cm">
          <draw:text-box>
            <text:p><text:span text:style-name="T5">speedControl</text:span></text:p>
          </draw:text-box>
        </draw:frame>
        <draw:frame draw:style-name="gr9" draw:text-style-name="P4" draw:layer="layout" svg:width="1.704cm" svg:height="0.692cm" svg:x="15.687cm" svg:y="23.108cm">
          <draw:text-box>
            <text:p><text:span text:style-name="T5">posDiff</text:span></text:p>
          </draw:text-box>
        </draw:frame>
        <draw:frame draw:style-name="gr9" draw:text-style-name="P4" draw:layer="layout" svg:width="1.907cm" svg:height="0.692cm" svg:x="25.588cm" svg:y="19.108cm">
          <draw:text-box>
            <text:p><text:span text:style-name="T5">accSum</text:span></text:p>
          </draw:text-box>
        </draw:frame>
        <draw:frame draw:style-name="gr9" draw:text-style-name="P4" draw:layer="layout" svg:width="1.56cm" svg:height="0.692cm" svg:x="29.289cm" svg:y="19.108cm">
          <draw:text-box>
            <text:p><text:span text:style-name="T5">inertia</text:span></text:p>
          </draw:text-box>
        </draw:frame>
        <draw:frame draw:style-name="gr9" draw:text-style-name="P4" draw:layer="layout" svg:width="3.034cm" svg:height="0.692cm" svg:x="32.589cm" svg:y="19.108cm">
          <draw:text-box>
            <text:p><text:span text:style-name="T5">forceLimitation</text:span></text:p>
          </draw:text-box>
        </draw:frame>
        <draw:frame draw:style-name="gr9" draw:text-style-name="P4" draw:layer="layout" svg:width="1.514cm" svg:height="0.692cm" svg:x="37.4cm" svg:y="16.4cm">
          <draw:text-box>
            <text:p><text:span text:style-name="T5">jacobi</text:span></text:p>
          </draw:text-box>
        </draw:frame>
        <draw:frame draw:style-name="gr9" draw:text-style-name="P4" draw:layer="layout" svg:width="3.271cm" svg:height="0.692cm" svg:x="40.389cm" svg:y="19.108cm">
          <draw:text-box>
            <text:p><text:span text:style-name="T5">torqueLimitation</text:span></text:p>
          </draw:text-box>
        </draw:frame>
        <draw:frame draw:style-name="gr9" draw:text-style-name="P4" draw:layer="layout" svg:width="2.475cm" svg:height="0.692cm" svg:x="44.929cm" svg:y="19.108cm">
          <draw:text-box>
            <text:p><text:span text:style-name="T5">torqueGear</text:span></text:p>
          </draw:text-box>
        </draw:frame>
        <draw:frame draw:style-name="gr9" draw:text-style-name="P4" draw:layer="layout" svg:width="2.559cm" svg:height="0.692cm" svg:x="50.1cm" svg:y="19.1cm">
          <draw:text-box>
            <text:p><text:span text:style-name="T5">motorModel</text:span></text:p>
          </draw:text-box>
        </draw:frame>
        <draw:frame draw:style-name="gr9" draw:text-style-name="P4" draw:layer="layout" svg:width="2.898cm" svg:height="0.692cm" svg:x="52.801cm" svg:y="19.1cm">
          <draw:text-box>
            <text:p><text:span text:style-name="T5">voltageSwitch</text:span></text:p>
          </draw:text-box>
        </draw:frame>
        <draw:frame draw:style-name="gr9" draw:text-style-name="P4" draw:layer="layout" svg:width="1.497cm" svg:height="0.692cm" svg:x="57.402cm" svg:y="26.3cm">
          <draw:text-box>
            <text:p><text:span text:style-name="T5">board</text:span></text:p>
          </draw:text-box>
        </draw:frame>
        <draw:frame draw:style-name="gr9" draw:text-style-name="P4" draw:layer="layout" svg:width="2.318cm" svg:height="0.692cm" svg:x="44.902cm" svg:y="26.108cm">
          <draw:text-box>
            <text:p><text:span text:style-name="T5">angleGear</text:span></text:p>
          </draw:text-box>
        </draw:frame>
        <draw:frame draw:style-name="gr9" draw:text-style-name="P4" draw:layer="layout" svg:width="2.013cm" svg:height="0.692cm" svg:x="37.102cm" svg:y="26.108cm">
          <draw:text-box>
            <text:p><text:span text:style-name="T5">directKin</text:span></text:p>
          </draw:text-box>
        </draw:frame>
        <draw:frame draw:style-name="gr9" draw:text-style-name="P4" draw:layer="layout" svg:width="2.598cm" svg:height="0.692cm" svg:x="3.8cm" svg:y="6.1cm">
          <draw:text-box>
            <text:p><text:span text:style-name="T5">pathPlanner</text:span></text:p>
          </draw:text-box>
        </draw:frame>
        <draw:frame draw:style-name="gr9" draw:text-style-name="P4" draw:layer="layout" svg:width="3.224cm" svg:height="0.692cm" svg:x="3.4cm" svg:y="2.4cm">
          <draw:text-box>
            <text:p><text:span text:style-name="T5">voltageSetPo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cm" svg:stroke-color="#17355d" draw:marker-start-width="0.23cm" draw:marker-start-center="false" draw:marker-end-width="0.23cm" draw:marker-end-center="false" draw:fill="solid" draw:fill-color="#c6d8f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17355d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17355d" draw:fill="none" fo:padding-top="0cm" fo:padding-bottom="0.7cm" fo:padding-left="0cm" fo:padding-right="0cm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4-07-22T16:11:23.054031409</meta:creation-date>
    <dc:date>2014-09-29T10:56:39.456448914</dc:date>
    <dc:creator>Martin Zueger</dc:creator>
    <meta:editing-duration>P21DT16H46M43S</meta:editing-duration>
    <meta:editing-cycles>39</meta:editing-cycles>
    <meta:generator>LibreOffice/4.1.3.2$Linux_X86_64 LibreOffice_project/410m0$Build-2</meta:generator>
    <meta:printed-by>Martin Zueger</meta:printed-by>
    <meta:print-date>2014-08-04T16:14:59.749737328</meta:print-date>
    <meta:document-statistic meta:object-count="90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row>
            <mi>R</mi>
            <mo stretchy="false">⋅</mo>
            <mrow>
              <mfrac>
                <mrow>
                  <mi>M</mi>
                </mrow>
                <mrow>
                  <msub>
                    <mi>k</mi>
                    <mi>M</mi>
                  </msub>
                </mrow>
              </mfrac>
            </mrow>
          </mrow>
          <mo stretchy="false">+</mo>
          <mrow>
            <mo stretchy="false">ω</mo>
            <mo stretchy="false">⋅</mo>
            <msub>
              <mi>k</mi>
              <mi>D</mi>
            </msub>
          </mrow>
        </mrow>
      </mrow>
    </mrow>
    <annotation encoding="StarMath 5.0">U=R cdot { {M} over {k_M} }  + %omega cdot k_D</annotation>
  </semantics>
</math>
</file>